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바탕" svg:font-family="바탕" style:font-family-generic="roman" style:font-pitch="variable" svg:panose-1="2 3 6 0 0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system" style:font-pitch="variable" svg:panose-1="0 0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3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4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5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6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P7" style:parent-style-name="Standard" style:family="paragraph">
      <style:paragraph-properties fo:text-align="end"/>
    </style:style>
    <style:style style:name="T8" style:parent-style-name="기본단락글꼴" style:family="text">
      <style:text-properties fo:font-weight="bold" style:font-weight-asian="bold" style:font-weight-complex="bold" style:font-size-complex="10pt"/>
    </style:style>
    <style:style style:name="TableColumn10" style:family="table-column">
      <style:table-column-properties style:column-width="0.5868in" style:use-optimal-column-width="false"/>
    </style:style>
    <style:style style:name="TableColumn11" style:family="table-column">
      <style:table-column-properties style:column-width="6.6944in" style:use-optimal-column-width="false"/>
    </style:style>
    <style:style style:name="Table9" style:family="table">
      <style:table-properties style:width="7.2812in" fo:margin-left="-0.075in" table:align="left"/>
    </style:style>
    <style:style style:name="TableRow12" style:family="table-row">
      <style:table-row-properties style:min-row-height="5.9055in" style:use-optimal-row-height="false"/>
    </style:style>
    <style:style style:name="TableCell1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 fo:line-height="100%"/>
    </style:style>
    <style:style style:name="T15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28" style:parent-style-name="Standard" style:list-style-name="LFO1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29" style:parent-style-name="Standard" style:list-style-name="LFO1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30" style:parent-style-name="Standard" style:list-style-name="LFO1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3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3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4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5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6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8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39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3" style:parent-style-name="Standard" style:list-style-name="LFO1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44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5" style:parent-style-name="Standard" style:list-style-name="LFO1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46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48" style:parent-style-name="Standard" style:list-style-name="LFO2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49" style:parent-style-name="Standard" style:list-style-name="LFO2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P5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5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5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TableRow53" style:family="table-row">
      <style:table-row-properties style:min-row-height="2.9381in" style:use-optimal-row-height="false"/>
    </style:style>
    <style:style style:name="TableCell5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57" style:parent-style-name="Standard" style:family="paragraph">
      <style:paragraph-properties fo:text-align="center" fo:margin-bottom="0in" fo:line-height="100%"/>
    </style:style>
    <style:style style:name="T58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59" style:parent-style-name="Standard" style:family="paragraph">
      <style:paragraph-properties fo:text-align="center" fo:margin-bottom="0in" fo:line-height="100%"/>
    </style:style>
    <style:style style:name="T60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Standard" style:family="paragraph">
      <style:paragraph-properties fo:text-align="center" fo:margin-bottom="0in" fo:line-height="100%"/>
    </style:style>
    <style:style style:name="T64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65" style:parent-style-name="Standard" style:family="paragraph">
      <style:paragraph-properties fo:text-align="center" fo:margin-bottom="0in" fo:line-height="100%"/>
    </style:style>
    <style:style style:name="T66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67" style:parent-style-name="Standard" style:family="paragraph">
      <style:paragraph-properties fo:text-align="center" fo:margin-bottom="0in" fo:line-height="100%"/>
    </style:style>
    <style:style style:name="T68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list-style-name="LFO3" style:family="paragraph">
      <style:paragraph-properties fo:margin-bottom="0in" fo:line-height="100%"/>
    </style:style>
    <style:style style:name="P71" style:parent-style-name="Standard" style:list-style-name="LFO3" style:family="paragraph">
      <style:paragraph-properties fo:margin-bottom="0in" fo:line-height="100%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widows="2" fo:orphans="2"/>
      <style:text-properties fo:font-size="8pt" style:font-size-asian="8pt" style:font-size-complex="8pt"/>
    </style:style>
    <style:style style:name="P74" style:parent-style-name="Standard" style:family="paragraph">
      <style:paragraph-properties fo:break-before="page" fo:text-align="center"/>
    </style:style>
    <style:style style:name="T75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76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77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78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79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P80" style:parent-style-name="Standard" style:family="paragraph">
      <style:paragraph-properties fo:text-align="end"/>
    </style:style>
    <style:style style:name="T81" style:parent-style-name="기본단락글꼴" style:family="text">
      <style:text-properties fo:font-weight="bold" style:font-weight-asian="bold" style:font-weight-complex="bold" style:font-size-complex="10pt"/>
    </style:style>
    <style:style style:name="TableColumn83" style:family="table-column">
      <style:table-column-properties style:column-width="0.5868in" style:use-optimal-column-width="false"/>
    </style:style>
    <style:style style:name="TableColumn84" style:family="table-column">
      <style:table-column-properties style:column-width="6.6944in" style:use-optimal-column-width="false"/>
    </style:style>
    <style:style style:name="Table82" style:family="table">
      <style:table-properties style:width="7.2812in" fo:margin-left="-0.075in" table:align="left"/>
    </style:style>
    <style:style style:name="TableRow85" style:family="table-row">
      <style:table-row-properties style:min-row-height="5.9055in" style:use-optimal-row-height="false"/>
    </style:style>
    <style:style style:name="TableCell8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88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89" style:parent-style-name="Standard" style:family="paragraph">
      <style:paragraph-properties fo:text-align="center" fo:margin-bottom="0in" fo:line-height="100%"/>
    </style:style>
    <style:style style:name="T90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91" style:parent-style-name="Standard" style:family="paragraph">
      <style:paragraph-properties fo:text-align="center" fo:margin-bottom="0in" fo:line-height="100%"/>
    </style:style>
    <style:style style:name="T92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93" style:parent-style-name="Standard" style:family="paragraph">
      <style:paragraph-properties fo:text-align="center" fo:margin-bottom="0in" fo:line-height="100%"/>
    </style:style>
    <style:style style:name="T94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95" style:parent-style-name="Standard" style:family="paragraph">
      <style:paragraph-properties fo:text-align="center" fo:margin-bottom="0in" fo:line-height="100%"/>
    </style:style>
    <style:style style:name="T96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3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4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5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6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8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09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3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4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15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TableRow116" style:family="table-row">
      <style:table-row-properties style:min-row-height="2.9381in" style:use-optimal-row-height="false"/>
    </style:style>
    <style:style style:name="TableCell11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</style:style>
    <style:style style:name="T119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20" style:parent-style-name="Standard" style:family="paragraph">
      <style:paragraph-properties fo:text-align="center" fo:margin-bottom="0in" fo:line-height="100%"/>
    </style:style>
    <style:style style:name="T121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24" style:parent-style-name="Standard" style:family="paragraph">
      <style:paragraph-properties fo:text-align="center" fo:margin-bottom="0in" fo:line-height="100%"/>
    </style:style>
    <style:style style:name="T125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26" style:parent-style-name="Standard" style:family="paragraph">
      <style:paragraph-properties fo:text-align="center" fo:margin-bottom="0in" fo:line-height="100%"/>
    </style:style>
    <style:style style:name="T127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28" style:parent-style-name="Standard" style:family="paragraph">
      <style:paragraph-properties fo:text-align="center" fo:margin-bottom="0in" fo:line-height="100%"/>
    </style:style>
    <style:style style:name="T129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30" style:parent-style-name="Standard" style:family="paragraph">
      <style:paragraph-properties fo:text-align="center" fo:margin-bottom="0in" fo:line-height="100%"/>
    </style:style>
    <style:style style:name="T131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P134" style:parent-style-name="Standard" style:family="paragraph">
      <style:paragraph-properties fo:margin-bottom="0in" fo:line-height="100%"/>
    </style:style>
    <style:style style:name="P135" style:parent-style-name="Standard" style:family="paragraph">
      <style:paragraph-properties fo:margin-bottom="0in" fo:line-height="100%"/>
    </style:style>
    <style:style style:name="P136" style:parent-style-name="Standard" style:family="paragraph">
      <style:paragraph-properties fo:margin-bottom="0in" fo:line-height="100%"/>
    </style:style>
    <style:style style:name="P137" style:parent-style-name="Standard" style:family="paragraph">
      <style:paragraph-properties fo:margin-bottom="0in" fo:line-height="100%"/>
    </style:style>
    <style:style style:name="P138" style:parent-style-name="Standard" style:family="paragraph">
      <style:text-properties fo:font-size="8pt" style:font-size-asian="8pt" style:font-size-complex="8pt"/>
    </style:style>
    <style:style style:name="P139" style:parent-style-name="Standard" style:family="paragraph">
      <style:paragraph-properties fo:widows="2" fo:orphans="2"/>
      <style:text-properties fo:font-size="8pt" style:font-size-asian="8pt" style:font-size-complex="8pt"/>
    </style:style>
    <style:style style:name="P140" style:parent-style-name="Standard" style:family="paragraph">
      <style:paragraph-properties fo:break-before="page" fo:text-align="center"/>
    </style:style>
    <style:style style:name="T141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142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143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144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T145" style:parent-style-name="기본단락글꼴" style:family="text">
      <style:text-properties fo:font-weight="bold" style:font-weight-asian="bold" style:font-weight-complex="bold" fo:font-size="30pt" style:font-size-asian="30pt" style:font-size-complex="30pt"/>
    </style:style>
    <style:style style:name="P146" style:parent-style-name="Standard" style:family="paragraph">
      <style:paragraph-properties fo:text-align="end"/>
    </style:style>
    <style:style style:name="T147" style:parent-style-name="기본단락글꼴" style:family="text">
      <style:text-properties fo:font-weight="bold" style:font-weight-asian="bold" style:font-weight-complex="bold" style:font-size-complex="10pt"/>
    </style:style>
    <style:style style:name="TableColumn149" style:family="table-column">
      <style:table-column-properties style:column-width="0.5868in" style:use-optimal-column-width="false"/>
    </style:style>
    <style:style style:name="TableColumn150" style:family="table-column">
      <style:table-column-properties style:column-width="6.6944in" style:use-optimal-column-width="false"/>
    </style:style>
    <style:style style:name="Table148" style:family="table">
      <style:table-properties style:width="7.2812in" fo:margin-left="-0.075in" table:align="left"/>
    </style:style>
    <style:style style:name="TableRow151" style:family="table-row">
      <style:table-row-properties style:min-row-height="5.9055in" style:use-optimal-row-height="false"/>
    </style:style>
    <style:style style:name="TableCell15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</style:style>
    <style:style style:name="T154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55" style:parent-style-name="Standard" style:family="paragraph">
      <style:paragraph-properties fo:text-align="center" fo:margin-bottom="0in" fo:line-height="100%"/>
    </style:style>
    <style:style style:name="T156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59" style:parent-style-name="Standard" style:family="paragraph">
      <style:paragraph-properties fo:text-align="center" fo:margin-bottom="0in" fo:line-height="100%"/>
    </style:style>
    <style:style style:name="T160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61" style:parent-style-name="Standard" style:family="paragraph">
      <style:paragraph-properties fo:text-align="center" fo:margin-bottom="0in" fo:line-height="100%"/>
    </style:style>
    <style:style style:name="T162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63" style:parent-style-name="Standard" style:family="paragraph">
      <style:paragraph-properties fo:text-align="center" fo:margin-bottom="0in" fo:line-height="100%"/>
    </style:style>
    <style:style style:name="T164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6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68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69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2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3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4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5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6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7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8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79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80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P181" style:parent-style-name="Standard" style:family="paragraph">
      <style:paragraph-properties fo:margin-bottom="0in" fo:line-height="100%">
        <style:tab-stops>
          <style:tab-stop style:type="left" style:position="1.3645in"/>
        </style:tab-stops>
      </style:paragraph-properties>
    </style:style>
    <style:style style:name="TableRow182" style:family="table-row">
      <style:table-row-properties style:min-row-height="2.9381in" style:use-optimal-row-height="false"/>
    </style:style>
    <style:style style:name="TableCell18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</style:style>
    <style:style style:name="T185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86" style:parent-style-name="Standard" style:family="paragraph">
      <style:paragraph-properties fo:text-align="center" fo:margin-bottom="0in" fo:line-height="100%"/>
    </style:style>
    <style:style style:name="T187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88" style:parent-style-name="Standard" style:family="paragraph">
      <style:paragraph-properties fo:text-align="center" fo:margin-bottom="0in" fo:line-height="100%"/>
    </style:style>
    <style:style style:name="T189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90" style:parent-style-name="Standard" style:family="paragraph">
      <style:paragraph-properties fo:text-align="center" fo:margin-bottom="0in" fo:line-height="100%"/>
    </style:style>
    <style:style style:name="T191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92" style:parent-style-name="Standard" style:family="paragraph">
      <style:paragraph-properties fo:text-align="center" fo:margin-bottom="0in" fo:line-height="100%"/>
    </style:style>
    <style:style style:name="T193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94" style:parent-style-name="Standard" style:family="paragraph">
      <style:paragraph-properties fo:text-align="center" fo:margin-bottom="0in" fo:line-height="100%"/>
    </style:style>
    <style:style style:name="T195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P196" style:parent-style-name="Standard" style:family="paragraph">
      <style:paragraph-properties fo:text-align="center" fo:margin-bottom="0in" fo:line-height="100%"/>
    </style:style>
    <style:style style:name="T197" style:parent-style-name="기본단락글꼴" style:family="text">
      <style:text-properties fo:font-weight="bold" style:font-weight-asian="bold" style:font-weight-complex="bold" fo:font-size="15pt" style:font-size-asian="15pt" style:font-size-complex="15pt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P200" style:parent-style-name="Standard" style:family="paragraph">
      <style:paragraph-properties fo:margin-bottom="0in" fo:line-height="100%"/>
    </style:style>
    <style:style style:name="P201" style:parent-style-name="Standard" style:family="paragraph">
      <style:paragraph-properties fo:margin-bottom="0in" fo:line-height="100%"/>
    </style:style>
    <style:style style:name="P202" style:parent-style-name="Standard" style:family="paragraph">
      <style:paragraph-properties fo:margin-bottom="0in" fo:line-height="100%"/>
    </style:style>
    <style:style style:name="P203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주간</text:span><text:span text:style-name="T3"><text:s/></text:span><text:span text:style-name="T4">진행</text:span><text:span text:style-name="T5"><text:s/></text:span><text:span text:style-name="T6">보고서</text:span></text:p>
      <text:p text:style-name="P7"><text:span text:style-name="T8">2023.04.19 ~ 2023.04.21</text:span></text:p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주</text:span></text:p>
            <text:p text:style-name="P16"><text:span text:style-name="T17">간</text:span></text:p>
            <text:p text:style-name="P18"><text:span text:style-name="T19">진</text:span></text:p>
            <text:p text:style-name="P20"><text:span text:style-name="T21">행</text:span></text:p>
            <text:p text:style-name="P22"><text:span text:style-name="T23">사</text:span></text:p>
            <text:p text:style-name="P24"><text:span text:style-name="T25">항</text:span></text:p>
          </table:table-cell>
          <table:table-cell table:style-name="TableCell26">
            <text:p text:style-name="P27">&lt;진행사항&gt;</text:p>
            <text:list text:style-name="LFO1" text:continue-numbering="true">
              <text:list-item>
                <text:p text:style-name="P28">역할<text:s/>분담<text:s/>완료<text:s/>–<text:s/>전체<text:s/>게시판(공지/자유/홍보),<text:s/>신고,<text:s/>문의<text:s/>파트를<text:s/>담당함</text:p>
              </text:list-item>
              <text:list-item>
                <text:p text:style-name="P29">목업<text:s/>구성<text:s/>완료<text:s/>– kakao oven으로<text:s/>각<text:s/>페이지에<text:s/>필요한<text:s/>요소를<text:s/>확인하고<text:s/>배치</text:p>
              </text:list-item>
              <text:list-item>
                <text:p text:style-name="P30">TABLE<text:s/>구성<text:s/>완료</text:p>
              </text:list-item>
            </text:list>
            <text:p text:style-name="P31">*<text:s/>전체<text:s/>게시판</text:p>
            <text:p text:style-name="P32">- BOARD_ANNOUNCEMENT</text:p>
            <text:p text:style-name="P33">- REPLY_ANNOUNCEMENT</text:p>
            <text:p text:style-name="P34">- BOARD_FREE</text:p>
            <text:p text:style-name="P35">-<text:s/>REPLY_FREE</text:p>
            <text:p text:style-name="P36">- BOARD_PROMOTION</text:p>
            <text:p text:style-name="P37">- REPLY_PROMOTION</text:p>
            <text:p text:style-name="P38">*<text:s/>신고</text:p>
            <text:p text:style-name="P39">- REPORT</text:p>
            <text:p text:style-name="P40">*<text:s/>문의</text:p>
            <text:p text:style-name="P41">- INQUIRE</text:p>
            <text:p text:style-name="P42">- INQUIRE_ANSWER</text:p>
            <text:list text:style-name="LFO1" text:continue-numbering="true">
              <text:list-item>
                <text:p text:style-name="P43">우선<text:s/>어느<text:s/>기능으로든<text:s/>연결할<text:s/>수<text:s/>있도록<text:s/>메인페이지에<text:s/>임시로<text:s/>네비<text:s/>바<text:s/>생성</text:p>
              </text:list-item>
            </text:list>
            <text:p text:style-name="P44">→<text:s/>각자<text:s/>추가,<text:s/>수정해서<text:s/>사용</text:p>
            <text:list text:style-name="LFO1" text:continue-numbering="true">
              <text:list-item>
                <text:p text:style-name="P45">게시글<text:s/>작성,<text:s/>출력,<text:s/>목록<text:s/>페이지(jsp)<text:s/>구성중</text:p>
              </text:list-item>
            </text:list>
            <text:p text:style-name="P46"><text:s/></text:p>
            <text:p text:style-name="P47">&lt;미<text:s/>진행<text:s/>&amp;<text:s/>문제&gt;</text:p>
            <text:list text:style-name="LFO2" text:continue-numbering="true">
              <text:list-item>
                <text:p text:style-name="P48">Foundation으로<text:s/>css<text:s/>구성하려<text:s/>했으나<text:s/>예상보다<text:s/>사용법<text:s/>익히는<text:s/>게<text:s/>어려워<text:s/>시간문제로<text:s/>기존에<text:s/>배웠던<text:s/>Bootstrap을<text:s/>사용하기로<text:s/>변경</text:p>
              </text:list-item>
              <text:list-item>
                <text:p text:style-name="P49"/>
              </text:list-item>
            </text:list>
            <text:p text:style-name="P50"><text:s/></text:p>
            <text:p text:style-name="P51"/>
            <text:p text:style-name="P52"/>
          </table:table-cell>
        </table:table-row>
        <table:table-row table:style-name="TableRow53">
          <table:table-cell table:style-name="TableCell54">
            <text:p text:style-name="P55"><text:span text:style-name="T56">다</text:span></text:p>
            <text:p text:style-name="P57"><text:span text:style-name="T58">음</text:span></text:p>
            <text:p text:style-name="P59"><text:span text:style-name="T60">주</text:span></text:p>
            <text:p text:style-name="P61"><text:span text:style-name="T62">진</text:span></text:p>
            <text:p text:style-name="P63"><text:span text:style-name="T64">행</text:span></text:p>
            <text:p text:style-name="P65"><text:span text:style-name="T66">계</text:span></text:p>
            <text:p text:style-name="P67"><text:span text:style-name="T68">획</text:span></text:p>
          </table:table-cell>
          <table:table-cell table:style-name="TableCell69">
            <text:list text:style-name="LFO3" text:continue-numbering="true">
              <text:list-item>
                <text:p text:style-name="P70">Bootstrap으로<text:s/>각각의<text:s/>페이지(공지사항,<text:s/>자유게시판,<text:s/>홍보게시판,<text:s/>신고,<text:s/>문의)를<text:s/>대략적으로<text:s/>구성하고,<text:s/>우선<text:s/>전체<text:s/>공지<text:s/>게시판부터<text:s/>기능(작성,<text:s/>출력,<text:s/>수정,<text:s/>삭제,<text:s/>검색<text:s/>등)<text:s/>완성하기</text:p>
              </text:list-item>
              <text:list-item>
                <text:p text:style-name="P71">기능을<text:s/>만들면서<text:s/>DTO는<text:s/>어떻게<text:s/>만드는<text:s/>게<text:s/>좋을지<text:s/>결정</text:p>
              </text:list-item>
            </text:list>
            <text:p text:style-name="P72"/>
          </table:table-cell>
        </table:table-row>
      </table:table>
      <text:p text:style-name="P73"/>
      <text:soft-page-break/>
      <text:p text:style-name="P74"><text:span text:style-name="T75">주간</text:span><text:span text:style-name="T76"><text:s/></text:span><text:span text:style-name="T77">진행</text:span><text:span text:style-name="T78"><text:s/></text:span><text:span text:style-name="T79">보고서</text:span></text:p>
      <text:p text:style-name="P80"><text:span text:style-name="T81">2023.. ~ 2023..</text:span></text:p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span text:style-name="T88">주</text:span></text:p>
            <text:p text:style-name="P89"><text:span text:style-name="T90">간</text:span></text:p>
            <text:p text:style-name="P91"><text:span text:style-name="T92">진</text:span></text:p>
            <text:p text:style-name="P93"><text:span text:style-name="T94">행</text:span></text:p>
            <text:p text:style-name="P95"><text:span text:style-name="T96">사</text:span></text:p>
            <text:p text:style-name="P97"><text:span text:style-name="T98">항</text:span></text:p>
          </table:table-cell>
          <table:table-cell table:style-name="TableCell99">
            <text:p text:style-name="P100">1. XXXX</text:p>
            <text:p text:style-name="P101"><text:s/>- XXXXXX (XXX<text:s/>수정)</text:p>
            <text:p text:style-name="P102">2. XXXX</text:p>
            <text:p text:style-name="P103"><text:s/>-<text:s/>XXXXXX (XXX<text:s/>하는<text:s/>기능)</text:p>
            <text:p text:style-name="P104"><text:s/>- XXXXXx</text:p>
            <text:p text:style-name="P105">3. XXXX</text:p>
            <text:p text:style-name="P106"><text:s/>- XXXXXX</text:p>
            <text:p text:style-name="P107"><text:s/>- XXXXXx</text:p>
            <text:p text:style-name="P108"><text:s/>- XXXXX</text:p>
            <text:p text:style-name="P109"/>
            <text:p text:style-name="P110"/>
            <text:p text:style-name="P111">미<text:s/>진행<text:s/>&amp;<text:s/>문제</text:p>
            <text:p text:style-name="P112">1. XXXX</text:p>
            <text:p text:style-name="P113">2. xXXX</text:p>
            <text:p text:style-name="P114"/>
            <text:p text:style-name="P115">최대한<text:s/>상세하게//</text:p>
          </table:table-cell>
        </table:table-row>
        <table:table-row table:style-name="TableRow116">
          <table:table-cell table:style-name="TableCell117">
            <text:p text:style-name="P118"><text:span text:style-name="T119">다</text:span></text:p>
            <text:p text:style-name="P120"><text:span text:style-name="T121">음</text:span></text:p>
            <text:p text:style-name="P122"><text:span text:style-name="T123">주</text:span></text:p>
            <text:p text:style-name="P124"><text:span text:style-name="T125">진</text:span></text:p>
            <text:p text:style-name="P126"><text:span text:style-name="T127">행</text:span></text:p>
            <text:p text:style-name="P128"><text:span text:style-name="T129">계</text:span></text:p>
            <text:p text:style-name="P130"><text:span text:style-name="T131">획</text:span></text:p>
          </table:table-cell>
          <table:table-cell table:style-name="TableCell132">
            <text:p text:style-name="P133">1. XXXXX</text:p>
            <text:p text:style-name="P134"/>
            <text:p text:style-name="P135">2. XXXXX</text:p>
            <text:p text:style-name="P136"/>
            <text:p text:style-name="P137">3. XXXXX</text:p>
          </table:table-cell>
        </table:table-row>
      </table:table>
      <text:p text:style-name="P138"/>
      <text:p text:style-name="P139"/>
      <text:soft-page-break/>
      <text:p text:style-name="P140"><text:span text:style-name="T141">주간</text:span><text:span text:style-name="T142"><text:s/></text:span><text:span text:style-name="T143">진행</text:span><text:span text:style-name="T144"><text:s/></text:span><text:span text:style-name="T145">보고서</text:span></text:p>
      <text:p text:style-name="P146"><text:span text:style-name="T147">2023.04.03 ~ 2023.04.09</text:span>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주</text:span></text:p>
            <text:p text:style-name="P155"><text:span text:style-name="T156">간</text:span></text:p>
            <text:p text:style-name="P157"><text:span text:style-name="T158">진</text:span></text:p>
            <text:p text:style-name="P159"><text:span text:style-name="T160">행</text:span></text:p>
            <text:p text:style-name="P161"><text:span text:style-name="T162">사</text:span></text:p>
            <text:p text:style-name="P163"><text:span text:style-name="T164">항</text:span></text:p>
          </table:table-cell>
          <table:table-cell table:style-name="TableCell165">
            <text:p text:style-name="P166">1. XXXX</text:p>
            <text:p text:style-name="P167"><text:s/>- XXXXXX (XXX<text:s/>수정)</text:p>
            <text:p text:style-name="P168">2. XXXX</text:p>
            <text:p text:style-name="P169"><text:s/>- XXXXXX (XXX<text:s/>하는<text:s/>기능)</text:p>
            <text:p text:style-name="P170"><text:s/>- XXXXXx</text:p>
            <text:p text:style-name="P171">3. XXXX</text:p>
            <text:p text:style-name="P172"><text:s/>- XXXXXX</text:p>
            <text:p text:style-name="P173"><text:s/>- XXXXXx</text:p>
            <text:p text:style-name="P174"><text:s/>- XXXXX</text:p>
            <text:p text:style-name="P175"/>
            <text:p text:style-name="P176"/>
            <text:p text:style-name="P177">미<text:s/>진행<text:s/>&amp;<text:s/>문제</text:p>
            <text:p text:style-name="P178">1. XXXX</text:p>
            <text:p text:style-name="P179">2. xXXX</text:p>
            <text:p text:style-name="P180"/>
            <text:p text:style-name="P181">최대한<text:s/>상세하게//</text:p>
          </table:table-cell>
        </table:table-row>
        <table:table-row table:style-name="TableRow182">
          <table:table-cell table:style-name="TableCell183">
            <text:p text:style-name="P184"><text:span text:style-name="T185">다</text:span></text:p>
            <text:p text:style-name="P186"><text:span text:style-name="T187">음</text:span></text:p>
            <text:p text:style-name="P188"><text:span text:style-name="T189">주</text:span></text:p>
            <text:p text:style-name="P190"><text:span text:style-name="T191">진</text:span></text:p>
            <text:p text:style-name="P192"><text:span text:style-name="T193">행</text:span></text:p>
            <text:p text:style-name="P194"><text:span text:style-name="T195">계</text:span></text:p>
            <text:p text:style-name="P196"><text:span text:style-name="T197">획</text:span></text:p>
          </table:table-cell>
          <table:table-cell table:style-name="TableCell198">
            <text:p text:style-name="P199">1. XXXXX</text:p>
            <text:p text:style-name="P200"/>
            <text:p text:style-name="P201">2. XXXXX</text:p>
            <text:p text:style-name="P202"/>
            <text:p text:style-name="P203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바탕" svg:font-family="바탕" style:font-family-generic="roman" style:font-pitch="variable" svg:panose-1="2 3 6 0 0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system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fo:margin-bottom="0.1111in" fo:line-height="106%" fo:background-color="transparent" style:tab-stop-distance="0.5555in"/>
      <style:text-properties style:font-name="맑은 고딕" style:font-name-asian="바탕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style:font-name-complex="Mangal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이 석준</meta:initial-creator>
    <dc:creator>신희 김</dc:creator>
    <meta:creation-date>2023-04-03T02:48:00Z</meta:creation-date>
    <dc:date>2023-04-24T04:05:00Z</dc:date>
    <meta:template xlink:href="Normal.dotm" xlink:type="simple"/>
    <meta:editing-cycles>19</meta:editing-cycles>
    <meta:editing-duration>PT2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67" meta:character-count="1117" meta:row-count="7" meta:non-whitespace-character-count="952"/>
  </office:meta>
</office:document-meta>
</file>